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9f525" officeooo:paragraph-rsid="0009f525"/>
    </style:style>
    <style:style style:name="P2" style:family="paragraph" style:parent-style-name="Standard">
      <style:text-properties officeooo:rsid="000b0124" officeooo:paragraph-rsid="000b0124"/>
    </style:style>
    <style:style style:name="P3" style:family="paragraph" style:parent-style-name="Standard">
      <style:text-properties officeooo:rsid="000d8e58" officeooo:paragraph-rsid="000d8e58"/>
    </style:style>
    <style:style style:name="P4" style:family="paragraph" style:parent-style-name="Standard">
      <style:text-properties officeooo:rsid="000ece75" officeooo:paragraph-rsid="000ece75"/>
    </style:style>
    <style:style style:name="P5" style:family="paragraph" style:parent-style-name="Standard">
      <style:text-properties officeooo:rsid="0014b741" officeooo:paragraph-rsid="0014b741"/>
    </style:style>
    <style:style style:name="P6" style:family="paragraph" style:parent-style-name="Standard">
      <style:text-properties officeooo:rsid="00195449" officeooo:paragraph-rsid="00195449"/>
    </style:style>
    <style:style style:name="P7" style:family="paragraph" style:parent-style-name="Standard">
      <style:text-properties officeooo:rsid="00208acb" officeooo:paragraph-rsid="0014b741"/>
    </style:style>
    <style:style style:name="T1" style:family="text">
      <style:text-properties officeooo:rsid="000bd757"/>
    </style:style>
    <style:style style:name="T2" style:family="text">
      <style:text-properties officeooo:rsid="00116314"/>
    </style:style>
    <style:style style:name="T3" style:family="text">
      <style:text-properties officeooo:rsid="00164bce"/>
    </style:style>
    <style:style style:name="T4" style:family="text">
      <style:text-properties officeooo:rsid="0019544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Fichiers modifies :</text:p>
      <text:p text:style-name="P6">KwartesiaMenuPractice.js</text:p>
      <text:p text:style-name="P6">rpg_windows.js</text:p>
      <text:p text:style-name="P6">rpg_scenes.js</text:p>
      <text:p text:style-name="P1"/>
      <text:p text:style-name="P1"/>
      <text:p text:style-name="P1"/>
      <text:p text:style-name="P1"><text:span text:style-name="T4">r</text:span>pg_windows.js :</text:p>
      <text:p text:style-name="P2">Dans windows_base ;</text:p>
      <text:p text:style-name="P2">Window_Base.protoype.drawFace()</text:p>
      <text:p text:style-name="P2">{</text:p>
      <text:p text:style-name="P2"><text:tab/>sh = 350 ;</text:p>
      <text:p text:style-name="P2"><text:tab/>sw = 350 ;</text:p>
      <text:p text:style-name="P2">}</text:p>
      <text:p text:style-name="P2">// <text:span text:style-name="T1">Pour changer la taille du faceSet en jeu (ex : ouverture du menu)</text:span></text:p>
      <text:p text:style-name="P3">Changement des couleurs dans le gestionnaire de module ; Yep_coreEngine</text:p>
      <text:p text:style-name="P4">hp1 14</text:p>
      <text:p text:style-name="P4">hp2 23</text:p>
      <text:p text:style-name="P4">mp<text:span text:style-name="T2">1</text:span> 30</text:p>
      <text:p text:style-name="P4">mp<text:span text:style-name="T2">2</text:span> 23</text:p>
      <text:p text:style-name="P4"/>
      <text:p text:style-name="P5">commandWindow size = <text:span text:style-name="T3">partir sur du 480 en largeur ?</text:span></text:p>
      <text:p text:style-name="P5"/>
      <text:p text:style-name="P7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6T21:48:29.147051158</meta:creation-date>
    <dc:date>2016-12-06T19:25:19.295323193</dc:date>
    <meta:editing-duration>PT3H12M45S</meta:editing-duration>
    <meta:editing-cycles>10</meta:editing-cycles>
    <meta:generator>LibreOffice/5.1.4.2$Linux_X86_64 LibreOffice_project/10m0$Build-2</meta:generator>
    <meta:document-statistic meta:table-count="0" meta:image-count="0" meta:object-count="0" meta:page-count="1" meta:paragraph-count="18" meta:word-count="64" meta:character-count="374" meta:non-whitespace-character-count="326"/>
  </office:meta>
</office:document-meta>
</file>